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l">
        <table:table-row>
          <table:table-cell office:value-type="float" office:value="201927">
            <text:p>201927</text:p>
          </table:table-cell>
          <table:table-cell office:value-type="string">
            <text:p>11.01.01.01</text:p>
          </table:table-cell>
          <table:table-cell office:value-type="string">
            <text:p>DINAS PERTANIAN, PETERNAKAN, DAN KELAUTAN</text:p>
          </table:table-cell>
          <table:table-cell office:value-type="string">
            <text:p>03.11.01.01.01</text:p>
          </table:table-cell>
          <table:table-cell office:value-type="float" office:value="1972">
            <text:p>1972</text:p>
          </table:table-cell>
          <table:table-cell office:value-type="string">
            <text:p>1</text:p>
          </table:table-cell>
          <table:table-cell office:value-type="float" office:value="636630990.0000">
            <text:p>636630990.0000</text:p>
          </table:table-cell>
          <table:table-cell office:value-type="float" office:value="294755825.4000">
            <text:p>294755825.4000</text:p>
          </table:table-cell>
          <table:table-cell office:value-type="float" office:value="294755825.4000">
            <text:p>294755825.4000</text:p>
          </table:table-cell>
          <table:table-cell office:value-type="float" office:value="0.0000">
            <text:p>0.0000</text:p>
          </table:table-cell>
          <table:table-cell office:value-type="float" office:value="341875164.6000">
            <text:p>341875164.6000</text:p>
          </table:table-cell>
          <table:table-cell office:value-type="float" office:value="341875164.6000">
            <text:p>341875164.6000</text:p>
          </table:table-cell>
        </table:table-row>
        <table:table-row>
          <table:table-cell office:value-type="float" office:value="201958">
            <text:p>201958</text:p>
          </table:table-cell>
          <table:table-cell office:value-type="string">
            <text:p>11.01.01.01</text:p>
          </table:table-cell>
          <table:table-cell office:value-type="string">
            <text:p>DINAS PERTANIAN, PETERNAKAN, DAN KELAUTAN</text:p>
          </table:table-cell>
          <table:table-cell office:value-type="string">
            <text:p>03.11.01.15.01</text:p>
          </table:table-cell>
          <table:table-cell office:value-type="float" office:value="1972">
            <text:p>1972</text:p>
          </table:table-cell>
          <table:table-cell office:value-type="string">
            <text:p>1</text:p>
          </table:table-cell>
          <table:table-cell office:value-type="float" office:value="929325612.0000">
            <text:p>929325612.0000</text:p>
          </table:table-cell>
          <table:table-cell office:value-type="float" office:value="329393959.0000">
            <text:p>329393959.0000</text:p>
          </table:table-cell>
          <table:table-cell office:value-type="float" office:value="329393959.0000">
            <text:p>329393959.0000</text:p>
          </table:table-cell>
          <table:table-cell office:value-type="float" office:value="0.0000">
            <text:p>0.0000</text:p>
          </table:table-cell>
          <table:table-cell office:value-type="float" office:value="599931653.0000">
            <text:p>599931653.0000</text:p>
          </table:table-cell>
          <table:table-cell office:value-type="float" office:value="599931653.0000">
            <text:p>599931653.0000</text:p>
          </table:table-cell>
        </table:table-row>
        <table:table-row>
          <table:table-cell office:value-type="float" office:value="201961">
            <text:p>201961</text:p>
          </table:table-cell>
          <table:table-cell office:value-type="string">
            <text:p>11.01.01.01</text:p>
          </table:table-cell>
          <table:table-cell office:value-type="string">
            <text:p>DINAS PERTANIAN, PETERNAKAN, DAN KELAUTAN</text:p>
          </table:table-cell>
          <table:table-cell office:value-type="string">
            <text:p>03.11.01.15.01</text:p>
          </table:table-cell>
          <table:table-cell office:value-type="float" office:value="1972">
            <text:p>1972</text:p>
          </table:table-cell>
          <table:table-cell office:value-type="string">
            <text:p>4</text:p>
          </table:table-cell>
          <table:table-cell office:value-type="float" office:value="999600647.0000">
            <text:p>999600647.0000</text:p>
          </table:table-cell>
          <table:table-cell office:value-type="float" office:value="233844886.8600">
            <text:p>233844886.8600</text:p>
          </table:table-cell>
          <table:table-cell office:value-type="float" office:value="233844886.8600">
            <text:p>233844886.8600</text:p>
          </table:table-cell>
          <table:table-cell office:value-type="float" office:value="0.0000">
            <text:p>0.0000</text:p>
          </table:table-cell>
          <table:table-cell office:value-type="float" office:value="765755760.1400">
            <text:p>765755760.1400</text:p>
          </table:table-cell>
          <table:table-cell office:value-type="float" office:value="765755760.1400">
            <text:p>765755760.1400</text:p>
          </table:table-cell>
        </table:table-row>
        <table:table-row>
          <table:table-cell office:value-type="float" office:value="201948">
            <text:p>201948</text:p>
          </table:table-cell>
          <table:table-cell office:value-type="string">
            <text:p>11.01.01.01</text:p>
          </table:table-cell>
          <table:table-cell office:value-type="string">
            <text:p>DINAS PERTANIAN, PETERNAKAN, DAN KELAUTAN</text:p>
          </table:table-cell>
          <table:table-cell office:value-type="string">
            <text:p>03.11.01.04.04</text:p>
          </table:table-cell>
          <table:table-cell office:value-type="float" office:value="2010">
            <text:p>2010</text:p>
          </table:table-cell>
          <table:table-cell office:value-type="string">
            <text:p>2</text:p>
          </table:table-cell>
          <table:table-cell office:value-type="float" office:value="1595012583.0000">
            <text:p>1595012583.0000</text:p>
          </table:table-cell>
          <table:table-cell office:value-type="float" office:value="110342686.0000">
            <text:p>110342686.0000</text:p>
          </table:table-cell>
          <table:table-cell office:value-type="float" office:value="126234277.0000">
            <text:p>126234277.0000</text:p>
          </table:table-cell>
          <table:table-cell office:value-type="float" office:value="-15891591.0000">
            <text:p>-15891591.0000</text:p>
          </table:table-cell>
          <table:table-cell office:value-type="float" office:value="1468778306.0000">
            <text:p>1468778306.0000</text:p>
          </table:table-cell>
          <table:table-cell office:value-type="float" office:value="1484669897.0000">
            <text:p>1484669897.0000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4.15</meta:generator>
    <meta:initial-creator>phpMyAdmin 4.4.15</meta:initial-creator>
    <meta:creation-date>2017-04-16T16:52:20</meta:creation-date>
  </office:meta>
</office:document-meta>
</file>